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o1" style:family="table">
      <style:table-properties style:width="7.997cm" fo:margin-left="0cm" fo:margin-top="0cm" fo:margin-bottom="0cm" table:align="left" style:writing-mode="lr-tb"/>
    </style:style>
    <style:style style:name="Tablo1.A" style:family="table-column">
      <style:table-column-properties style:column-width="3.999cm"/>
    </style:style>
    <style:style style:name="Tablo1.B" style:family="table-column">
      <style:table-column-properties style:column-width="3.997cm"/>
    </style:style>
    <style:style style:name="Tablo1.1" style:family="table-row">
      <style:table-row-properties style:min-row-height="0.785cm" fo:keep-together="auto"/>
    </style:style>
    <style:style style:name="Tablo1.A1" style:family="table-cell">
      <style:table-cell-properties fo:padding-left="0.018cm" fo:padding-right="0cm" fo:padding-top="0cm" fo:padding-bottom="0cm" fo:border="1pt solid #000001"/>
    </style:style>
    <style:style style:name="Tablo1.A17" style:family="table-cell">
      <style:table-cell-properties fo:padding-left="0.018cm" fo:padding-right="0cm" fo:padding-top="0cm" fo:padding-bottom="0cm" fo:border-left="1pt solid #000001" fo:border-right="1pt solid #000001" fo:border-top="none" fo:border-bottom="1pt solid #000001"/>
    </style:style>
    <style:style style:name="P1" style:family="paragraph" style:parent-style-name="Standard" style:master-page-name="Standard">
      <style:paragraph-properties fo:margin-left="6.541cm" fo:margin-right="6.488cm" fo:margin-top="0.159cm" fo:margin-bottom="0cm" loext:contextual-spacing="false" fo:text-align="center" style:justify-single-word="false" fo:text-indent="0cm" style:auto-text-indent="false" style:page-number="auto"/>
    </style:style>
    <style:style style:name="P2" style:family="paragraph" style:parent-style-name="Standard">
      <style:paragraph-properties fo:margin-left="6.541cm" fo:margin-right="6.47cm" fo:margin-top="0cm" fo:margin-bottom="0cm" loext:contextual-spacing="false" fo:line-height="103%" fo:text-align="center" style:justify-single-word="false" fo:text-indent="0cm" style:auto-text-indent="false"/>
      <style:text-properties officeooo:paragraph-rsid="001bcf87"/>
    </style:style>
    <style:style style:name="P3" style:family="paragraph" style:parent-style-name="Standard">
      <style:paragraph-properties fo:margin-left="6.496cm" fo:margin-right="6.521cm" fo:margin-top="0.102cm" fo:margin-bottom="0cm" loext:contextual-spacing="false" fo:text-align="center" style:justify-single-word="false" fo:text-indent="0cm" style:auto-text-indent="false"/>
    </style:style>
    <style:style style:name="P4" style:family="paragraph" style:parent-style-name="Standard">
      <style:paragraph-properties fo:margin-left="6.496cm" fo:margin-right="6.521cm" fo:margin-top="0.102cm" fo:margin-bottom="0cm" loext:contextual-spacing="false" fo:text-align="center" style:justify-single-word="false" fo:text-indent="0cm" style:auto-text-indent="false"/>
      <style:text-properties officeooo:rsid="001bcf87" officeooo:paragraph-rsid="001bcf87"/>
    </style:style>
    <style:style style:name="P5" style:family="paragraph" style:parent-style-name="Standard">
      <style:paragraph-properties fo:margin-left="1.224cm" fo:margin-right="0.004cm" fo:margin-top="0.229cm" fo:margin-bottom="0cm" loext:contextual-spacing="false" fo:line-height="101%" fo:text-align="justify" style:justify-single-word="false" fo:text-indent="0cm" style:auto-text-indent="false"/>
      <style:text-properties officeooo:rsid="001c31d9" officeooo:paragraph-rsid="001c31d9"/>
    </style:style>
    <style:style style:name="P6" style:family="paragraph" style:parent-style-name="Standard">
      <style:paragraph-properties fo:margin-left="1.224cm" fo:margin-right="0cm" fo:margin-top="0.229cm" fo:margin-bottom="0cm" loext:contextual-spacing="false" fo:line-height="101%" fo:text-align="justify" style:justify-single-word="false" fo:text-indent="0cm" style:auto-text-indent="false"/>
    </style:style>
    <style:style style:name="P7" style:family="paragraph" style:parent-style-name="Standard">
      <style:paragraph-properties fo:margin-left="1.224cm" fo:margin-right="0cm" fo:margin-top="0.229cm" fo:margin-bottom="0cm" loext:contextual-spacing="false" fo:text-align="justify" style:justify-single-word="false" fo:text-indent="0cm" style:auto-text-indent="false"/>
    </style:style>
    <style:style style:name="P8" style:family="paragraph" style:parent-style-name="Standard">
      <style:paragraph-properties fo:margin-left="1.224cm" fo:margin-right="0cm" fo:margin-top="0.228cm" fo:margin-bottom="0cm" loext:contextual-spacing="false" fo:text-align="start" style:justify-single-word="false" fo:text-indent="0cm" style:auto-text-indent="false"/>
    </style:style>
    <style:style style:name="P9" style:family="paragraph" style:parent-style-name="Standard">
      <style:paragraph-properties fo:margin-left="1.224cm" fo:margin-right="0cm" fo:margin-top="0.002cm" fo:margin-bottom="0cm" loext:contextual-spacing="false" fo:text-align="start" style:justify-single-word="false" fo:text-indent="0cm" style:auto-text-indent="false"/>
    </style:style>
    <style:style style:name="P10" style:family="paragraph" style:parent-style-name="Standard">
      <style:paragraph-properties fo:margin-left="1.224cm" fo:margin-right="0.185cm" fo:margin-top="0.005cm" fo:margin-bottom="0cm" loext:contextual-spacing="false" fo:line-height="101%" fo:text-align="start" style:justify-single-word="false" fo:text-indent="0cm" style:auto-text-indent="false"/>
    </style:style>
    <style:style style:name="P11" style:family="paragraph" style:parent-style-name="Standard">
      <style:paragraph-properties fo:margin-left="0.884cm" fo:margin-right="1.177cm" fo:margin-top="0.012cm" fo:margin-bottom="0cm" loext:contextual-spacing="false" fo:line-height="103%" fo:text-align="start" style:justify-single-word="false" fo:text-indent="0cm" style:auto-text-indent="false"/>
      <style:text-properties officeooo:paragraph-rsid="001d44aa"/>
    </style:style>
    <style:style style:name="P12" style:family="paragraph" style:parent-style-name="Standard">
      <style:paragraph-properties fo:margin-left="0cm" fo:margin-right="6.521cm" fo:margin-top="0.425cm" fo:margin-bottom="0cm" loext:contextual-spacing="false" fo:text-align="center" style:justify-single-word="false" fo:text-indent="0cm" style:auto-text-indent="false"/>
      <style:text-properties officeooo:paragraph-rsid="001bcf87"/>
    </style:style>
    <style:style style:name="P13" style:family="paragraph" style:parent-style-name="Text_20_body">
      <style:text-properties fo:font-size="7.5pt" fo:font-style="italic" style:font-size-asian="7.5pt" style:font-style-asian="italic"/>
    </style:style>
    <style:style style:name="P14" style:family="paragraph" style:parent-style-name="Text_20_body">
      <style:text-properties fo:font-size="8pt" style:font-size-asian="8pt"/>
    </style:style>
    <style:style style:name="P15" style:family="paragraph" style:parent-style-name="Text_20_body">
      <style:paragraph-properties fo:margin-top="0cm" fo:margin-bottom="0cm" loext:contextual-spacing="false"/>
    </style:style>
    <style:style style:name="P16" style:family="paragraph" style:parent-style-name="Text_20_body">
      <style:paragraph-properties fo:margin-top="0cm" fo:margin-bottom="0cm" loext:contextual-spacing="false" fo:line-height="5%"/>
    </style:style>
    <style:style style:name="P17" style:family="paragraph" style:parent-style-name="Text_20_body">
      <style:paragraph-properties fo:margin-top="0.007cm" fo:margin-bottom="0cm" loext:contextual-spacing="false"/>
      <style:text-properties fo:font-style="italic" style:font-style-asian="italic"/>
    </style:style>
    <style:style style:name="P18" style:family="paragraph" style:parent-style-name="Text_20_body">
      <style:paragraph-properties fo:margin-top="0.007cm" fo:margin-bottom="0cm" loext:contextual-spacing="false"/>
      <style:text-properties fo:font-size="14pt" style:font-size-asian="14pt"/>
    </style:style>
    <style:style style:name="P19" style:family="paragraph" style:parent-style-name="Text_20_body">
      <style:paragraph-properties fo:margin-top="0.007cm" fo:margin-bottom="0cm" loext:contextual-spacing="false"/>
      <style:text-properties fo:font-size="11pt" style:font-size-asian="11pt"/>
    </style:style>
    <style:style style:name="P20" style:family="paragraph" style:parent-style-name="Text_20_body">
      <style:paragraph-properties fo:margin-left="0.071cm" fo:margin-right="0cm" fo:margin-top="0.019cm" fo:margin-bottom="0cm" loext:contextual-spacing="false" fo:text-indent="0cm" style:auto-text-indent="false"/>
    </style:style>
    <style:style style:name="P21" style:family="paragraph" style:parent-style-name="Text_20_body">
      <style:paragraph-properties fo:margin-top="0.002cm" fo:margin-bottom="0cm" loext:contextual-spacing="false"/>
      <style:text-properties fo:font-size="9pt" style:font-size-asian="9pt"/>
    </style:style>
    <style:style style:name="P22" style:family="paragraph" style:parent-style-name="Text_20_body">
      <style:paragraph-properties fo:margin-top="0.012cm" fo:margin-bottom="0cm" loext:contextual-spacing="false"/>
      <style:text-properties fo:font-size="8pt" style:font-size-asian="8pt"/>
    </style:style>
    <style:style style:name="P23" style:family="paragraph" style:parent-style-name="Text_20_body">
      <style:paragraph-properties fo:margin-top="0.012cm" fo:margin-bottom="0cm" loext:contextual-spacing="false"/>
      <style:text-properties fo:font-size="10.5pt" style:font-size-asian="10.5pt"/>
    </style:style>
    <style:style style:name="P24" style:family="paragraph" style:parent-style-name="Text_20_body">
      <style:paragraph-properties fo:margin-left="1.224cm" fo:margin-right="0cm" fo:margin-top="0.231cm" fo:margin-bottom="0cm" loext:contextual-spacing="false" fo:line-height="103%" fo:text-indent="0cm" style:auto-text-indent="false"/>
      <style:text-properties officeooo:paragraph-rsid="0021f3de"/>
    </style:style>
    <style:style style:name="P25" style:family="paragraph" style:parent-style-name="Text_20_body">
      <style:paragraph-properties fo:margin-left="1.224cm" fo:margin-right="0cm" fo:margin-top="0.004cm" fo:margin-bottom="0cm" loext:contextual-spacing="false" fo:line-height="103%" fo:text-align="justify" style:justify-single-word="false" fo:text-indent="0cm" style:auto-text-indent="false"/>
      <style:text-properties officeooo:rsid="0023bcf4" officeooo:paragraph-rsid="0023bcf4"/>
    </style:style>
    <style:style style:name="P26" style:family="paragraph" style:parent-style-name="Text_20_body">
      <style:paragraph-properties fo:margin-left="1.224cm" fo:margin-right="0cm" fo:margin-top="0.249cm" fo:margin-bottom="0cm" loext:contextual-spacing="false" fo:text-indent="0cm" style:auto-text-indent="false"/>
    </style:style>
    <style:style style:name="P27" style:family="paragraph" style:parent-style-name="Text_20_body">
      <style:paragraph-properties fo:break-before="column"/>
      <style:text-properties fo:font-size="11pt" style:font-size-asian="11pt"/>
    </style:style>
    <style:style style:name="P28" style:family="paragraph" style:parent-style-name="Text_20_body">
      <style:paragraph-properties fo:margin-left="0.884cm" fo:margin-right="1.177cm" fo:margin-top="0.236cm" fo:margin-bottom="0cm" loext:contextual-spacing="false" fo:line-height="103%" fo:text-indent="0cm" style:auto-text-indent="false">
        <style:tab-stops>
          <style:tab-stop style:position="2.889cm"/>
          <style:tab-stop style:position="3.662cm"/>
          <style:tab-stop style:position="4.942cm"/>
          <style:tab-stop style:position="5.655cm"/>
          <style:tab-stop style:position="6.602cm"/>
          <style:tab-stop style:position="8.139cm"/>
        </style:tab-stops>
      </style:paragraph-properties>
      <style:text-properties officeooo:paragraph-rsid="001d44aa"/>
    </style:style>
    <style:style style:name="P29" style:family="paragraph" style:parent-style-name="Text_20_body">
      <style:paragraph-properties fo:margin-left="0.884cm" fo:margin-right="1.177cm" fo:margin-top="0.236cm" fo:margin-bottom="0cm" loext:contextual-spacing="false" fo:line-height="103%" fo:text-indent="0cm" style:auto-text-indent="false">
        <style:tab-stops>
          <style:tab-stop style:position="2.889cm"/>
          <style:tab-stop style:position="3.662cm"/>
          <style:tab-stop style:position="4.942cm"/>
          <style:tab-stop style:position="5.655cm"/>
          <style:tab-stop style:position="6.602cm"/>
          <style:tab-stop style:position="8.139cm"/>
        </style:tab-stops>
      </style:paragraph-properties>
      <style:text-properties fo:font-weight="bold" officeooo:paragraph-rsid="001d44aa" style:font-weight-asian="bold" style:font-weight-complex="bold"/>
    </style:style>
    <style:style style:name="P30" style:family="paragraph" style:parent-style-name="Text_20_body">
      <style:paragraph-properties fo:margin-left="0.884cm" fo:margin-right="1.177cm" fo:margin-top="0.007cm" fo:margin-bottom="0cm" loext:contextual-spacing="false" fo:line-height="103%" fo:text-indent="0cm" style:auto-text-indent="false"/>
    </style:style>
    <style:style style:name="P31" style:family="paragraph" style:parent-style-name="Text_20_body">
      <style:paragraph-properties fo:margin-left="0.884cm" fo:margin-right="1.177cm" fo:margin-top="0.007cm" fo:margin-bottom="0cm" loext:contextual-spacing="false" fo:line-height="103%" fo:text-indent="0cm" style:auto-text-indent="false"/>
      <style:text-properties officeooo:paragraph-rsid="001d44aa"/>
    </style:style>
    <style:style style:name="P32" style:family="paragraph" style:parent-style-name="Text_20_body">
      <style:paragraph-properties fo:margin-left="0.884cm" fo:margin-right="1.177cm" fo:margin-top="0.005cm" fo:margin-bottom="0cm" loext:contextual-spacing="false" fo:line-height="103%" fo:text-indent="0cm" style:auto-text-indent="false"/>
    </style:style>
    <style:style style:name="P33" style:family="paragraph" style:parent-style-name="Text_20_body">
      <style:paragraph-properties fo:margin-left="0.884cm" fo:margin-right="1.177cm" fo:margin-top="0.005cm" fo:margin-bottom="0cm" loext:contextual-spacing="false" fo:line-height="103%" fo:text-indent="0cm" style:auto-text-indent="false"/>
      <style:text-properties officeooo:paragraph-rsid="001d44aa"/>
    </style:style>
    <style:style style:name="P34" style:family="paragraph" style:parent-style-name="Text_20_body">
      <style:paragraph-properties fo:margin-left="0.884cm" fo:margin-right="1.177cm" fo:margin-top="0.005cm" fo:margin-bottom="0cm" loext:contextual-spacing="false" fo:line-height="103%" fo:text-indent="0cm" style:auto-text-indent="false"/>
      <style:text-properties officeooo:paragraph-rsid="001f14c0"/>
    </style:style>
    <style:style style:name="P35" style:family="paragraph" style:parent-style-name="Text_20_body">
      <style:paragraph-properties fo:margin-left="0.884cm" fo:margin-right="1.177cm" fo:margin-top="0.005cm" fo:margin-bottom="0cm" loext:contextual-spacing="false" fo:line-height="103%" fo:text-indent="0cm" style:auto-text-indent="false"/>
      <style:text-properties officeooo:paragraph-rsid="00202f40"/>
    </style:style>
    <style:style style:name="P36" style:family="paragraph" style:parent-style-name="Text_20_body">
      <style:paragraph-properties fo:margin-left="0.884cm" fo:margin-right="1.175cm" fo:margin-top="0.007cm" fo:margin-bottom="0cm" loext:contextual-spacing="false" fo:line-height="103%" fo:text-align="justify" style:justify-single-word="false" fo:text-indent="0cm" style:auto-text-indent="false"/>
    </style:style>
    <style:style style:name="P37" style:family="paragraph" style:parent-style-name="Text_20_body">
      <style:paragraph-properties fo:margin-left="1.224cm" fo:margin-right="0.002cm" fo:margin-top="0.004cm" fo:margin-bottom="0cm" loext:contextual-spacing="false" fo:line-height="103%" fo:text-align="justify" style:justify-single-word="false" fo:text-indent="0cm" style:auto-text-indent="false"/>
    </style:style>
    <style:style style:name="P38" style:family="paragraph" style:parent-style-name="Text_20_body">
      <style:paragraph-properties fo:margin-top="0.016cm" fo:margin-bottom="0cm" loext:contextual-spacing="false"/>
      <style:text-properties fo:font-size="17.5pt" fo:font-weight="bold" style:font-size-asian="17.5pt" style:font-weight-asian="bold"/>
    </style:style>
    <style:style style:name="P39" style:family="paragraph" style:parent-style-name="Text_20_body">
      <style:paragraph-properties fo:margin-left="0.882cm" fo:margin-right="0cm" fo:margin-top="0cm" fo:margin-bottom="0cm" loext:contextual-spacing="false" fo:text-indent="0cm" style:auto-text-indent="false"/>
    </style:style>
    <style:style style:name="P40" style:family="paragraph" style:parent-style-name="Text_20_body">
      <style:paragraph-properties fo:margin-left="0.882cm" fo:margin-right="1.265cm" fo:line-height="103%" fo:text-indent="0cm" style:auto-text-indent="false"/>
    </style:style>
    <style:style style:name="P41" style:family="paragraph" style:parent-style-name="Text_20_body">
      <style:paragraph-properties fo:margin-left="0.882cm" fo:margin-right="1.265cm" fo:margin-top="0.004cm" fo:margin-bottom="0cm" loext:contextual-spacing="false" fo:line-height="103%" fo:text-indent="0cm" style:auto-text-indent="false"/>
    </style:style>
    <style:style style:name="P42" style:family="paragraph" style:parent-style-name="Text_20_body">
      <style:paragraph-properties fo:margin-left="0.882cm" fo:margin-right="0.965cm" fo:margin-top="0.004cm" fo:margin-bottom="0cm" loext:contextual-spacing="false" fo:line-height="103%" fo:text-indent="0cm" style:auto-text-indent="false"/>
    </style:style>
    <style:style style:name="P43" style:family="paragraph" style:parent-style-name="Text_20_body">
      <style:paragraph-properties fo:margin-left="2.496cm" fo:margin-right="0cm" fo:margin-top="0.004cm" fo:margin-bottom="0cm" loext:contextual-spacing="false" fo:text-indent="0cm" style:auto-text-indent="false"/>
    </style:style>
    <style:style style:name="P44" style:family="paragraph" style:parent-style-name="Text_20_body">
      <style:paragraph-properties fo:margin-left="2.496cm" fo:margin-right="11.531cm" fo:margin-top="0.004cm" fo:margin-bottom="0cm" loext:contextual-spacing="false" fo:line-height="103%" fo:text-indent="0cm" style:auto-text-indent="false"/>
    </style:style>
    <style:style style:name="P45" style:family="paragraph" style:parent-style-name="Text_20_body" style:master-page-name="">
      <loext:graphic-properties draw:fill="none"/>
      <style:paragraph-properties fo:margin-left="1.199cm" fo:margin-right="0cm" fo:margin-top="0.018cm" fo:margin-bottom="0cm" loext:contextual-spacing="false" fo:line-height="100%" fo:text-align="start" style:justify-single-word="false" fo:orphans="2" fo:widows="2" fo:text-indent="0cm" style:auto-text-indent="false" style:page-number="auto" fo:background-color="transparent" style:writing-mode="lr-tb"/>
    </style:style>
    <style:style style:name="P46" style:family="paragraph" style:parent-style-name="Heading_20_2">
      <style:paragraph-properties fo:margin-left="1.224cm" fo:margin-right="0cm" fo:text-align="justify" style:justify-single-word="false" fo:text-indent="0cm" style:auto-text-indent="false"/>
    </style:style>
    <style:style style:name="P47" style:family="paragraph" style:parent-style-name="Heading_20_2">
      <style:paragraph-properties fo:margin-left="1.224cm" fo:margin-right="0cm" fo:text-align="justify" style:justify-single-word="false" fo:text-indent="0cm" style:auto-text-indent="false"/>
      <style:text-properties officeooo:paragraph-rsid="001d44aa"/>
    </style:style>
    <style:style style:name="P48" style:family="paragraph" style:parent-style-name="Heading_20_2" style:list-style-name="WWNum3">
      <style:paragraph-properties fo:margin-left="1.224cm" fo:margin-right="0cm" fo:margin-top="0.002cm" fo:margin-bottom="0cm" loext:contextual-spacing="false" fo:line-height="103%" fo:text-align="justify" style:justify-single-word="false" fo:text-indent="0cm" style:auto-text-indent="false">
        <style:tab-stops>
          <style:tab-stop style:position="2.498cm"/>
        </style:tab-stops>
      </style:paragraph-properties>
    </style:style>
    <style:style style:name="P49" style:family="paragraph" style:parent-style-name="Heading_20_2" style:list-style-name="WWNum3">
      <style:paragraph-properties fo:margin-left="1.224cm" fo:margin-right="0.019cm" fo:margin-top="0.217cm" fo:margin-bottom="0cm" loext:contextual-spacing="false" fo:line-height="103%" fo:text-align="justify" style:justify-single-word="false" fo:text-indent="0cm" style:auto-text-indent="false">
        <style:tab-stops>
          <style:tab-stop style:position="2.498cm"/>
        </style:tab-stops>
      </style:paragraph-properties>
      <style:text-properties officeooo:rsid="0023bcf4" officeooo:paragraph-rsid="0023bcf4"/>
    </style:style>
    <style:style style:name="P50" style:family="paragraph" style:parent-style-name="Heading_20_2" style:list-style-name="WWNum3">
      <style:paragraph-properties fo:margin-left="1.224cm" fo:margin-right="0.002cm" fo:margin-top="0cm" fo:margin-bottom="0cm" loext:contextual-spacing="false" fo:line-height="103%" fo:text-align="justify" style:justify-single-word="false" fo:text-indent="0cm" style:auto-text-indent="false">
        <style:tab-stops>
          <style:tab-stop style:position="2.498cm"/>
        </style:tab-stops>
      </style:paragraph-properties>
      <style:text-properties officeooo:rsid="0023bcf4" officeooo:paragraph-rsid="0023bcf4"/>
    </style:style>
    <style:style style:name="P51" style:family="paragraph" style:parent-style-name="Table_20_Paragraph">
      <style:text-properties officeooo:rsid="0023bcf4" officeooo:paragraph-rsid="0023bcf4"/>
    </style:style>
    <style:style style:name="P52" style:family="paragraph" style:parent-style-name="Table_20_Paragraph">
      <style:text-properties officeooo:paragraph-rsid="0023bcf4"/>
    </style:style>
    <style:style style:name="P53" style:family="paragraph" style:parent-style-name="List_20_Paragraph" style:list-style-name="WWNum1">
      <style:paragraph-properties fo:margin-left="2.496cm" fo:margin-right="0.005cm" fo:margin-top="0.004cm" fo:margin-bottom="0cm" loext:contextual-spacing="false" fo:line-height="101%" fo:text-align="start" style:justify-single-word="false" fo:text-indent="-0.635cm" style:auto-text-indent="false">
        <style:tab-stops>
          <style:tab-stop style:position="2.496cm"/>
          <style:tab-stop style:position="2.498cm"/>
        </style:tab-stops>
      </style:paragraph-properties>
    </style:style>
    <style:style style:name="P54" style:family="paragraph" style:parent-style-name="List_20_Paragraph" style:list-style-name="WWNum1">
      <style:paragraph-properties fo:margin-left="2.496cm" fo:margin-right="0.005cm" fo:margin-top="0.005cm" fo:margin-bottom="0cm" loext:contextual-spacing="false" fo:line-height="101%" fo:text-align="start" style:justify-single-word="false" fo:text-indent="-0.635cm" style:auto-text-indent="false">
        <style:tab-stops>
          <style:tab-stop style:position="2.496cm"/>
          <style:tab-stop style:position="2.498cm"/>
        </style:tab-stops>
      </style:paragraph-properties>
    </style:style>
    <style:style style:name="P55" style:family="paragraph" style:parent-style-name="List_20_Paragraph" style:list-style-name="WWNum1">
      <style:paragraph-properties fo:margin-left="2.496cm" fo:margin-right="0cm" fo:margin-top="0cm" fo:margin-bottom="0cm" loext:contextual-spacing="false" fo:line-height="0.362cm" fo:text-align="start" style:justify-single-word="false" fo:text-indent="-0.635cm" style:auto-text-indent="false">
        <style:tab-stops>
          <style:tab-stop style:position="2.496cm"/>
          <style:tab-stop style:position="2.498cm"/>
        </style:tab-stops>
      </style:paragraph-properties>
    </style:style>
    <style:style style:name="P56" style:family="paragraph" style:parent-style-name="List_20_Paragraph" style:list-style-name="WWNum4">
      <style:paragraph-properties fo:margin-left="2.496cm" fo:margin-right="0cm" fo:margin-top="0.004cm" fo:margin-bottom="0cm" loext:contextual-spacing="false" fo:line-height="100%" fo:text-align="start" style:justify-single-word="false" fo:text-indent="-0.635cm" style:auto-text-indent="false">
        <style:tab-stops>
          <style:tab-stop style:position="2.496cm"/>
          <style:tab-stop style:position="2.498cm"/>
        </style:tab-stops>
      </style:paragraph-properties>
    </style:style>
    <style:style style:name="P57" style:family="paragraph" style:parent-style-name="List_20_Paragraph" style:list-style-name="WWNum4">
      <style:paragraph-properties fo:margin-left="2.496cm" fo:margin-right="0cm" fo:margin-top="0.005cm" fo:margin-bottom="0cm" loext:contextual-spacing="false" fo:line-height="103%" fo:text-align="start" style:justify-single-word="false" fo:text-indent="-0.635cm" style:auto-text-indent="false">
        <style:tab-stops>
          <style:tab-stop style:position="2.496cm"/>
          <style:tab-stop style:position="2.498cm"/>
        </style:tab-stops>
      </style:paragraph-properties>
    </style:style>
    <style:style style:name="P58" style:family="paragraph" style:parent-style-name="List_20_Paragraph" style:list-style-name="WWNum4">
      <style:paragraph-properties fo:margin-left="2.496cm" fo:margin-right="0cm" fo:margin-top="0.019cm" fo:margin-bottom="0cm" loext:contextual-spacing="false" fo:line-height="100%" fo:text-align="start" style:justify-single-word="false" fo:text-indent="-0.635cm" style:auto-text-indent="false">
        <style:tab-stops>
          <style:tab-stop style:position="2.496cm"/>
          <style:tab-stop style:position="2.498cm"/>
        </style:tab-stops>
      </style:paragraph-properties>
    </style:style>
    <style:style style:name="P59" style:family="paragraph" style:parent-style-name="List_20_Paragraph" style:list-style-name="WWNum2">
      <style:paragraph-properties fo:margin-left="2.154cm" fo:margin-right="0cm" fo:margin-top="0.002cm" fo:margin-bottom="0cm" loext:contextual-spacing="false" fo:line-height="100%" fo:text-align="start" style:justify-single-word="false" fo:text-indent="-1.27cm" style:auto-text-indent="false">
        <style:tab-stops>
          <style:tab-stop style:position="2.154cm"/>
          <style:tab-stop style:position="2.155cm"/>
        </style:tab-stops>
      </style:paragraph-properties>
    </style:style>
    <style:style style:name="P60" style:family="paragraph" style:parent-style-name="List_20_Paragraph" style:list-style-name="WWNum4">
      <style:paragraph-properties fo:margin-left="2.496cm" fo:margin-right="0.004cm" fo:margin-top="0.018cm" fo:margin-bottom="0cm" loext:contextual-spacing="false" fo:line-height="103%" fo:text-align="justify" style:justify-single-word="false" fo:text-indent="-0.635cm" style:auto-text-indent="false">
        <style:tab-stops>
          <style:tab-stop style:position="2.498cm"/>
        </style:tab-stops>
      </style:paragraph-properties>
    </style:style>
    <style:style style:name="P61" style:family="paragraph" style:parent-style-name="List_20_Paragraph" style:list-style-name="WWNum4">
      <style:paragraph-properties fo:margin-left="2.496cm" fo:margin-right="0.009cm" fo:margin-top="0.018cm" fo:margin-bottom="0cm" loext:contextual-spacing="false" fo:line-height="103%" fo:text-align="start" style:justify-single-word="false" fo:text-indent="-0.635cm" style:auto-text-indent="false">
        <style:tab-stops>
          <style:tab-stop style:position="2.496cm"/>
          <style:tab-stop style:position="2.498cm"/>
        </style:tab-stops>
      </style:paragraph-properties>
    </style:style>
    <style:style style:name="P62" style:family="paragraph" style:parent-style-name="List_20_Paragraph" style:list-style-name="WWNum5">
      <style:paragraph-properties fo:margin-left="2.496cm" fo:margin-right="0cm" fo:margin-top="0.161cm" fo:margin-bottom="0cm" loext:contextual-spacing="false" fo:line-height="100%" fo:text-align="start" style:justify-single-word="false" fo:text-indent="-1.272cm" style:auto-text-indent="false">
        <style:tab-stops>
          <style:tab-stop style:position="2.496cm"/>
          <style:tab-stop style:position="2.498cm"/>
        </style:tab-stops>
      </style:paragraph-properties>
    </style:style>
    <style:style style:name="P63" style:family="paragraph" style:parent-style-name="List_20_Paragraph" style:list-style-name="WWNum5">
      <style:paragraph-properties fo:margin-left="2.496cm" fo:margin-right="11.883cm" fo:margin-top="0.249cm" fo:margin-bottom="0cm" loext:contextual-spacing="false" fo:line-height="103%" fo:text-align="start" style:justify-single-word="false" fo:text-indent="-0.841cm" style:auto-text-indent="false">
        <style:tab-stops>
          <style:tab-stop style:position="2.496cm"/>
          <style:tab-stop style:position="2.498cm"/>
        </style:tab-stops>
      </style:paragraph-properties>
    </style:style>
    <style:style style:name="P64" style:family="paragraph" style:parent-style-name="List_20_Paragraph" style:list-style-name="WWNum5">
      <style:paragraph-properties fo:margin-left="2.496cm" fo:margin-right="10.167cm" fo:margin-top="0.018cm" fo:margin-bottom="0cm" loext:contextual-spacing="false" fo:line-height="103%" fo:text-align="start" style:justify-single-word="false" fo:text-indent="-1.076cm" style:auto-text-indent="false">
        <style:tab-stops>
          <style:tab-stop style:position="2.496cm"/>
          <style:tab-stop style:position="2.498cm"/>
        </style:tab-stops>
      </style:paragraph-properties>
    </style:style>
    <style:style style:name="P65" style:family="paragraph" style:parent-style-name="List_20_Paragraph" style:list-style-name="WWNum1">
      <style:paragraph-properties fo:margin-top="0cm" fo:margin-bottom="0cm" loext:contextual-spacing="false" fo:line-height="0.362cm" fo:text-align="start" style:justify-single-word="false">
        <style:tab-stops>
          <style:tab-stop style:position="2.496cm"/>
          <style:tab-stop style:position="2.498cm"/>
        </style:tab-stops>
      </style:paragraph-properties>
      <style:text-properties officeooo:rsid="001c63f2" officeooo:paragraph-rsid="001c63f2"/>
    </style:style>
    <style:style style:name="P66" style:family="paragraph" style:parent-style-name="List_20_Paragraph" style:list-style-name="WWNum2">
      <style:paragraph-properties fo:margin-left="0.884cm" fo:margin-right="0cm" fo:margin-top="0.3cm" fo:margin-bottom="0cm" loext:contextual-spacing="false" fo:line-height="100%" fo:text-align="start" style:justify-single-word="false" fo:text-indent="0cm" style:auto-text-indent="false">
        <style:tab-stops>
          <style:tab-stop style:position="2.154cm"/>
          <style:tab-stop style:position="2.155cm"/>
        </style:tab-stops>
      </style:paragraph-properties>
    </style:style>
    <style:style style:name="P67" style:family="paragraph" style:parent-style-name="Heading_20_1" style:master-page-name="Converted1">
      <style:paragraph-properties fo:margin-left="0cm" fo:margin-right="0cm" fo:margin-top="0.31cm" fo:margin-bottom="0cm" loext:contextual-spacing="false" fo:line-height="100%" fo:text-align="start" style:justify-single-word="false" fo:text-indent="0cm" style:auto-text-indent="false" style:page-number="auto">
        <style:tab-stops>
          <style:tab-stop style:position="2.496cm"/>
          <style:tab-stop style:position="2.498cm"/>
        </style:tab-stops>
      </style:paragraph-properties>
      <style:text-properties fo:font-size="9pt" fo:font-weight="bold" style:font-size-asian="9pt" style:font-weight-asian="bold"/>
    </style:style>
    <style:style style:name="P68" style:family="paragraph" style:parent-style-name="Heading_20_1">
      <style:paragraph-properties fo:margin-left="1.224cm" fo:margin-right="0cm" fo:margin-top="0.161cm" fo:margin-bottom="0cm" loext:contextual-spacing="false" fo:text-indent="0cm" style:auto-text-indent="false"/>
    </style:style>
    <style:style style:name="P69" style:family="paragraph" style:parent-style-name="Heading_20_1" style:list-style-name="WWNum1">
      <style:paragraph-properties fo:margin-left="1.277cm" fo:margin-right="0cm" fo:margin-top="0cm" fo:margin-bottom="0cm" loext:contextual-spacing="false" fo:line-height="100%" fo:text-align="start" style:justify-single-word="false" fo:text-indent="-0.053cm" style:auto-text-indent="false">
        <style:tab-stops>
          <style:tab-stop style:position="2.496cm"/>
          <style:tab-stop style:position="2.498cm"/>
        </style:tab-stops>
      </style:paragraph-properties>
    </style:style>
    <style:style style:name="P70" style:family="paragraph" style:parent-style-name="Heading_20_1" style:list-style-name="WWNum1">
      <style:paragraph-properties fo:margin-left="1.277cm" fo:margin-right="0cm" fo:margin-top="0cm" fo:margin-bottom="0cm" loext:contextual-spacing="false" fo:line-height="100%" fo:text-align="justify" style:justify-single-word="false" fo:text-indent="-0.053cm" style:auto-text-indent="false">
        <style:tab-stops>
          <style:tab-stop style:position="2.498cm"/>
        </style:tab-stops>
      </style:paragraph-properties>
    </style:style>
    <style:style style:name="P71" style:family="paragraph" style:parent-style-name="Heading_20_1" style:list-style-name="WWNum1">
      <style:paragraph-properties fo:margin-left="1.277cm" fo:margin-right="0cm" fo:margin-top="0.312cm" fo:margin-bottom="0cm" loext:contextual-spacing="false" fo:line-height="100%" fo:text-align="start" style:justify-single-word="false" fo:text-indent="-0.053cm" style:auto-text-indent="false">
        <style:tab-stops>
          <style:tab-stop style:position="2.496cm"/>
          <style:tab-stop style:position="2.498cm"/>
        </style:tab-stops>
      </style:paragraph-properties>
    </style:style>
    <style:style style:name="P72" style:family="paragraph" style:parent-style-name="Heading_20_1" style:list-style-name="WWNum1">
      <style:paragraph-properties fo:margin-left="1.277cm" fo:margin-right="0cm" fo:margin-top="0.307cm" fo:margin-bottom="0cm" loext:contextual-spacing="false" fo:line-height="100%" fo:text-align="start" style:justify-single-word="false" fo:text-indent="-0.053cm" style:auto-text-indent="false">
        <style:tab-stops>
          <style:tab-stop style:position="2.496cm"/>
          <style:tab-stop style:position="2.498cm"/>
        </style:tab-stops>
      </style:paragraph-properties>
    </style:style>
    <style:style style:name="P73" style:family="paragraph" style:parent-style-name="Heading_20_1" style:list-style-name="WWNum1">
      <style:paragraph-properties fo:margin-left="1.277cm" fo:margin-right="0.007cm" fo:margin-top="0.31cm" fo:margin-bottom="0cm" loext:contextual-spacing="false" fo:line-height="106%" fo:text-align="justify" style:justify-single-word="false" fo:text-indent="-0.053cm" style:auto-text-indent="false">
        <style:tab-stops>
          <style:tab-stop style:position="2.498cm"/>
        </style:tab-stops>
      </style:paragraph-properties>
    </style:style>
    <style:style style:name="P74" style:family="paragraph" style:parent-style-name="Heading_20_1" style:list-style-name="WWNum5">
      <style:paragraph-properties fo:margin-left="2.154cm" fo:margin-right="0cm" fo:margin-top="0.31cm" fo:margin-bottom="0cm" loext:contextual-spacing="false" fo:line-height="100%" fo:text-align="start" style:justify-single-word="false" fo:text-indent="-1.272cm" style:auto-text-indent="false" fo:break-before="column">
        <style:tab-stops>
          <style:tab-stop style:position="2.154cm"/>
          <style:tab-stop style:position="2.155cm"/>
        </style:tab-stops>
      </style:paragraph-properties>
    </style:style>
    <style:style style:name="T1" style:family="text">
      <style:text-properties fo:font-size="14pt" fo:font-weight="bold" style:font-size-asian="14pt" style:font-weight-asian="bold"/>
    </style:style>
    <style:style style:name="T2" style:family="text">
      <style:text-properties fo:font-size="12pt" fo:font-style="italic" style:font-size-asian="12pt" style:font-style-asian="italic"/>
    </style:style>
    <style:style style:name="T3" style:family="text">
      <style:text-properties fo:font-size="12pt" fo:font-style="italic" officeooo:rsid="001bcf87" style:font-size-asian="12pt" style:font-style-asian="italic"/>
    </style:style>
    <style:style style:name="T4" style:family="text">
      <style:text-properties fo:font-size="12pt" style:font-size-asian="12pt"/>
    </style:style>
    <style:style style:name="T5" style:family="text">
      <style:text-properties fo:font-size="12pt" style:font-size-asian="12pt" style:text-scale="100%"/>
    </style:style>
    <style:style style:name="T6" style:family="text">
      <style:text-properties fo:font-size="9pt" style:font-size-asian="9pt"/>
    </style:style>
    <style:style style:name="T7" style:family="text">
      <style:text-properties fo:font-size="9pt" officeooo:rsid="001bcf87" style:font-size-asian="9pt"/>
    </style:style>
    <style:style style:name="T8" style:family="text">
      <style:text-properties fo:font-size="9pt" officeooo:rsid="001c63f2" style:font-size-asian="9pt"/>
    </style:style>
    <style:style style:name="T9" style:family="text">
      <style:text-properties fo:font-size="9pt" fo:font-style="italic" style:font-size-asian="9pt" style:font-style-asian="italic"/>
    </style:style>
    <style:style style:name="T10" style:family="text">
      <style:text-properties fo:font-size="9pt" fo:font-style="italic" officeooo:rsid="001c63f2" style:font-size-asian="9pt" style:font-style-asian="italic"/>
    </style:style>
    <style:style style:name="T11" style:family="text">
      <style:text-properties fo:font-size="9pt" fo:font-weight="bold" style:font-size-asian="9pt" style:font-weight-asian="bold"/>
    </style:style>
    <style:style style:name="T12" style:family="text">
      <style:text-properties fo:font-size="9pt" fo:letter-spacing="-0.004cm" fo:font-weight="bold" style:font-size-asian="9pt" style:font-weight-asian="bold"/>
    </style:style>
    <style:style style:name="T13" style:family="text">
      <style:text-properties fo:letter-spacing="-0.002cm"/>
    </style:style>
    <style:style style:name="T14" style:family="text">
      <style:text-properties fo:font-weight="bold" style:font-weight-asian="bold"/>
    </style:style>
    <style:style style:name="T15" style:family="text">
      <style:text-properties fo:font-weight="bold" officeooo:rsid="001d44aa" style:font-weight-asian="bold"/>
    </style:style>
    <style:style style:name="T16" style:family="text">
      <style:text-properties fo:font-weight="bold" style:font-weight-asian="bold" style:font-weight-complex="bold"/>
    </style:style>
    <style:style style:name="T17" style:family="text">
      <style:text-properties fo:font-weight="bold" officeooo:rsid="001f14c0" style:font-weight-asian="bold" style:font-weight-complex="bold"/>
    </style:style>
    <style:style style:name="T18" style:family="text">
      <style:text-properties fo:font-weight="bold" officeooo:rsid="00202f40" style:font-weight-asian="bold" style:font-weight-complex="bold"/>
    </style:style>
    <style:style style:name="T19" style:family="text">
      <style:text-properties fo:font-weight="bold" officeooo:rsid="001f14c0" style:font-weight-asian="bold"/>
    </style:style>
    <style:style style:name="T20" style:family="text">
      <style:text-properties fo:font-size="10pt" fo:font-weight="bold" style:font-size-asian="10pt" style:font-weight-asian="bold"/>
    </style:style>
    <style:style style:name="T21" style:family="text">
      <style:text-properties fo:font-size="10pt" style:font-size-asian="10pt"/>
    </style:style>
    <style:style style:name="T22" style:family="text">
      <style:text-properties fo:font-size="10pt" officeooo:rsid="0023bcf4" style:font-size-asian="10pt"/>
    </style:style>
    <style:style style:name="T23" style:family="text">
      <style:text-properties fo:font-size="10pt" fo:letter-spacing="-0.002cm" style:font-size-asian="10pt"/>
    </style:style>
    <style:style style:name="T24" style:family="text">
      <style:text-properties fo:font-size="10pt" fo:letter-spacing="-0.002cm" style:text-underline-style="solid" style:text-underline-width="auto" style:text-underline-color="font-color" style:font-size-asian="10pt"/>
    </style:style>
    <style:style style:name="T25" style:family="text">
      <style:text-properties fo:font-size="10pt" fo:letter-spacing="-0.016cm" style:font-size-asian="10pt"/>
    </style:style>
    <style:style style:name="T26" style:family="text">
      <style:text-properties fo:font-size="10pt" fo:letter-spacing="-0.007cm" style:font-size-asian="10pt"/>
    </style:style>
    <style:style style:name="T27" style:family="text">
      <style:text-properties fo:font-size="10pt" fo:letter-spacing="-0.009cm" style:font-size-asian="10pt"/>
    </style:style>
    <style:style style:name="T28" style:family="text">
      <style:text-properties fo:font-size="10pt" fo:letter-spacing="-0.014cm" style:font-size-asian="10pt"/>
    </style:style>
    <style:style style:name="T29" style:family="text">
      <style:text-properties fo:font-size="10pt" style:text-underline-style="solid" style:text-underline-width="auto" style:text-underline-color="font-color" style:font-size-asian="10pt"/>
    </style:style>
    <style:style style:name="T30" style:family="text">
      <style:text-properties fo:letter-spacing="-0.007cm" officeooo:rsid="001f14c0"/>
    </style:style>
    <style:style style:name="T31" style:family="text">
      <style:text-properties fo:letter-spacing="-0.004cm"/>
    </style:style>
    <style:style style:name="T32" style:family="text">
      <style:text-properties fo:font-size="11pt" fo:font-weight="bold" style:font-size-asian="11pt" style:font-weight-asian="bold"/>
    </style:style>
    <style:style style:name="T33" style:family="text">
      <style:text-properties style:text-underline-style="solid" style:text-underline-width="auto" style:text-underline-color="font-color"/>
    </style:style>
    <style:style style:name="T34" style:family="text">
      <style:text-properties officeooo:rsid="001d44aa"/>
    </style:style>
    <style:style style:name="T35" style:family="text">
      <style:text-properties fo:font-weight="normal" officeooo:rsid="001d44aa" style:font-weight-asian="normal" style:font-weight-complex="normal"/>
    </style:style>
    <style:style style:name="T36" style:family="text">
      <style:text-properties fo:font-weight="normal" officeooo:rsid="001f14c0" style:font-weight-asian="normal" style:font-weight-complex="normal"/>
    </style:style>
    <style:style style:name="T37" style:family="text">
      <style:text-properties officeooo:rsid="001f14c0"/>
    </style:style>
    <style:style style:name="T38" style:family="text">
      <style:text-properties officeooo:rsid="001fb7f4"/>
    </style:style>
    <style:style style:name="T39" style:family="text">
      <style:text-properties officeooo:rsid="0023bcf4"/>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ge" fo:background-color="transparent" draw:fill="none" draw:opacity="0%" fo:padding="0cm" fo:border="0.06pt solid #000000"/>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31355*" fo:start-indent="0cm" fo:end-indent="0.035cm"/>
          <style:column style:rel-width="34180*" fo:start-indent="0.035cm" fo:end-indent="0cm"/>
        </style:columns>
      </style:section-properties>
    </style:style>
    <style:style style:name="Sect3" style:family="section">
      <style:section-properties text:dont-balance-text-columns="true" style:editable="false">
        <style:columns fo:column-count="2">
          <style:column style:rel-width="31362*" fo:start-indent="0cm" fo:end-indent="0.035cm"/>
          <style:column style:rel-width="34173*" fo:start-indent="0.03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text:span text:style-name="T1">EN AZ SAYIDA BOZUK PARA VERME PROBLEMİ </text:span></text:p>
        <text:p text:style-name="P12"><text:span text:style-name="T3"><text:s text:c="55"/>Eyyüb Ahmet YILDIRIM</text:span><text:span text:style-name="T2"> - <text:s/></text:span><text:span text:style-name="T3">Maide KİREZ</text:span></text:p>
        <text:p text:style-name="P17"/>
        <text:p text:style-name="P2"><text:span text:style-name="T4">Bilgisayar Mühendisliği Bölümü</text:span></text:p>
        <text:p text:style-name="P2"><text:span text:style-name="T5">Kocaeli Üniversitesi</text:span></text:p>
        <text:p text:style-name="P3"><text:a xlink:type="simple" xlink:href="mailto:170202014@kocaeli.edu.tr" text:style-name="Internet_20_link" text:visited-style-name="Visited_20_Internet_20_Link"><text:span text:style-name="T7">170202014@kocaeli.edu.tr</text:span></text:a><text:span text:style-name="T7"> </text:span></text:p>
        <text:p text:style-name="P4"><text:span text:style-name="T7">1</text:span><text:span text:style-name="T6">60202070@kocaeli.edu.tr</text:span></text:p>
        <text:p text:style-name="P15"/>
        <text:p text:style-name="P15"/>
        <text:p text:style-name="P15"/>
        <text:p text:style-name="P18"/>
      </text:section>
      <text:section text:style-name="Sect2" text:name="Bölüm1">
        <text:h text:style-name="P68" text:outline-level="2">Özet</text:h>
        <text:p text:style-name="P5"><text:span text:style-name="T9">Proje Tiva C programlama kartı ile 2 dahili led, 1 dahili buton , 6 harici buton,lcd kullanılarak simule edilmiştir. </text:span><text:span text:style-name="T10">Para atılan bir otomattan alınan bir ürüne en az sayıda para üstü veren bir programdır.</text:span></text:p>
        <text:p text:style-name="P13"/>
        <text:list xml:id="list1490751415" text:style-name="WWNum1">
          <text:list-item>
            <text:h text:style-name="P69" text:outline-level="2">Giriş</text:h>
          </text:list-item>
        </text:list>
        <text:p text:style-name="P6"><text:span text:style-name="T8">Projemiz</text:span><text:span text:style-name="T6">, içerisinde butonların, LEDlerin, LCD ve Texas Instruments Tiva C Series TM4C123G LaunchPad Evaluation geliştirme kitinin bulunduğu bir devredir. Kullanıcı para miktarını devrede bulunan </text:span><text:span text:style-name="T8">4</text:span><text:span text:style-name="T6"> LED ile yapmaktadır. Her buton tıklanmasında </text:span><text:span text:style-name="T8">LCD ekranda eklenen toplam para gösterilmektedir.</text:span><text:span text:style-name="T6"> Kullanıcı </text:span><text:span text:style-name="T8">sağdaki son</text:span><text:span text:style-name="T6"> buton ile </text:span><text:span text:style-name="T8">para ekleme işlemini bitirir</text:span><text:span text:style-name="T6">. Para girildikten sonra </text:span><text:span text:style-name="T8">kullanıcıdan ürünleri seçmesi istenilmektedir. 6 butondan 5 tanesi ürün seçmek için sağ en soldaki butonsa ürün seçme işlemini sonlandırmak için kullanılmaktadır. Tiva nın üzerindeki F0 pinine bağlı olan sağdaki buton yapılan işlemleri sıfırlamak amacı ile resetleme amaçlı kullanılmaktadır. Girişler bittikten sonra kontroller yapılır ve gerekli uyarılar ve bilgiler LCD ekranda yazılır.</text:span></text:p>
        <text:list xml:id="list22514291064365" text:continue-numbering="true" text:style-name="WWNum1">
          <text:list-item>
            <text:h text:style-name="P71" text:outline-level="2">Temel<text:span text:style-name="T13">Bilgiler</text:span></text:h>
          </text:list-item>
        </text:list>
        <text:p text:style-name="P8"><text:span text:style-name="T6">Proje gelişiminde;</text:span></text:p>
        <text:p text:style-name="P10"><text:span text:style-name="T6">Tümleşik Geliştirme Ortamı olarak “Eclipse” kullanılmıştır. Sanal Makine olarak “Oracle VM VirtualBox” kullanılmıştır.</text:span></text:p>
        <text:p text:style-name="P21"/>
        <text:p text:style-name="P9"><text:span text:style-name="T6">Devre kurulumunda;</text:span></text:p>
        <text:list xml:id="list22513850457330" text:continue-numbering="true" text:style-name="WWNum1">
          <text:list-item>
            <text:list>
              <text:list-item>
                <text:p text:style-name="P53"><text:span text:style-name="T6">Geliştirim Kartı olarak Texas Instruments Tiva C Series TM4C123G LaunchPad Evaluation,</text:span></text:p>
              </text:list-item>
              <text:list-item>
                <text:p text:style-name="P55"><text:span text:style-name="T6">LCD olarak “Qapass 1602 LCD”,</text:span></text:p>
              </text:list-item>
              <text:list-item>
                <text:p text:style-name="P54"><text:span text:style-name="T8">1</text:span><text:span text:style-name="T6"> adet 330 Ohm, </text:span><text:span text:style-name="T8">6</text:span><text:span text:style-name="T6"> adet 1</text:span><text:span text:style-name="T8">0</text:span><text:span text:style-name="T6">K Ohm olmak üzere toplamda </text:span><text:span text:style-name="T8">7 </text:span><text:span text:style-name="T6">adet direnç,</text:span></text:p>
              </text:list-item>
              <text:list-item>
                <text:p text:style-name="P55"><text:span text:style-name="T8">6 </text:span><text:span text:style-name="T6">buton,</text:span></text:p>
              </text:list-item>
              <text:list-item>
                <text:p text:style-name="P65"><text:span text:style-name="T6">10 K Ohm <text:s/>luk potansiyometre <text:s text:c="2"/>kullanılmıştır</text:span></text:p>
              </text:list-item>
            </text:list>
          </text:list-item>
        </text:list>
        <text:p text:style-name="P22"/>
        <text:list xml:id="list22513050417594" text:continue-numbering="true" text:style-name="WWNum1">
          <text:list-item>
            <text:h text:style-name="P70" text:outline-level="2">Tasarım</text:h>
          </text:list-item>
        </text:list>
        <text:p text:style-name="P7"><text:span text:style-name="T6">Proje aşağıdaki başlıklar altında geliştirilmiştir.</text:span></text:p>
        <text:p text:style-name="P14"/>
        <text:h text:style-name="P46" text:outline-level="3"/>
        <text:h text:style-name="P47" text:outline-level="3">3.1 Yazılım Tasarımı</text:h>
        <text:p text:style-name="P24">Projenin yazılım aşaması bu başlık altında bulunan konular tarafınca geliştirilmiştir.</text:p>
        <text:p text:style-name="P27"/>
        <text:list xml:id="list164537569" text:style-name="WWNum2">
          <text:list-item>
            <text:list>
              <text:list-item>
                <text:list>
                  <text:list-item>
                    <text:p text:style-name="P59"><text:span text:style-name="T11">Fonksiyonlar</text:span></text:p>
                  </text:list-item>
                </text:list>
              </text:list-item>
            </text:list>
          </text:list-item>
        </text:list>
        <text:p text:style-name="P28"><text:span text:style-name="T14">init_UARTstdio</text:span><text:span text:style-name="T15">() - </text:span><text:span text:style-name="T35">Seri portun başlatır.</text:span></text:p>
        <text:p text:style-name="P29"><text:span text:style-name="T34">init_lcd <text:s/></text:span><text:span text:style-name="T35">- A ve B ye takılı olan LCD mizin pinlerini aktifleştirir.</text:span></text:p>
        <text:p text:style-name="P29"><text:span text:style-name="T34">init_portE</text:span><text:span text:style-name="T35"> <text:s/>- Butonların bağlı olduğu E portu pinlerini aktifleştirir.</text:span></text:p>
        <text:p text:style-name="P28"><text:span text:style-name="T14">init_port_F –</text:span> <text:span text:style-name="T34">F portu pinlerini aktifleştiri</text:span>.</text:p>
        <text:p text:style-name="P11"><text:span text:style-name="T20">komutGonder-</text:span><text:span text:style-name="T21"> LCD’ye bir komut gönderir.</text:span></text:p>
        <text:p text:style-name="P11"><text:span text:style-name="T20">veriGonder</text:span><text:span text:style-name="T21">~ LCD’ye bir veri gönderir.</text:span></text:p>
        <text:p text:style-name="P11"><text:span text:style-name="T20">ekraniAktiflestir</text:span><text:span text:style-name="T21">~ LCD’nin doğru çalışması için çalıştırılması gereken fonksiyon.</text:span></text:p>
        <text:p text:style-name="P30"><text:span text:style-name="T19">e</text:span><text:span text:style-name="T14">kraniTemizle – </text:span><text:span text:style-name="T35">LCD di ekranındaki yazıları siler.</text:span></text:p>
        <text:p text:style-name="P31"><text:span text:style-name="T19">e</text:span><text:span text:style-name="T14">kraniTemizle </text:span><text:span text:style-name="T15">2</text:span><text:span text:style-name="T14">– </text:span><text:span text:style-name="T35">LCD di ekranındaki seçilen satırdaki yazıları siler.</text:span></text:p>
        <text:p text:style-name="P33"><text:span text:style-name="T19">k</text:span><text:span text:style-name="T14">urusTLye -</text:span><text:span text:style-name="T35">Kurus cinsinden girilen parayı kaç TL kaç Kuruş olduğunu ayrıştırı ve ekrana basar</text:span>.</text:p>
        <text:p text:style-name="P33"><text:span text:style-name="T19">r</text:span><text:span text:style-name="T14">esetButon-</text:span><text:span text:style-name="T36">Reset butonuna basılıp basılmadığını dönderir.</text:span></text:p>
        <text:p text:style-name="P36"><text:span text:style-name="T19">p</text:span><text:span text:style-name="T14">araAl- </text:span><text:s/><text:span text:style-name="T30">Kullanıcıdan para alma işlemini yaptıran kodumuz. Kullanıcı bitir butonuna basana kadar parayı alır.</text:span></text:p>
        <text:p text:style-name="P32"><text:span text:style-name="T19">b</text:span><text:span text:style-name="T14">asiliButon -</text:span> Şu anda hangi butonun basılı olduğunu döndürür.</text:p>
        <text:p text:style-name="P34"><text:span text:style-name="T19">urunYaz –</text:span> <text:span text:style-name="T37">Secilen urunleri sırasi ile güzelce ekrana yazar</text:span>.</text:p>
        <text:p text:style-name="P34"><text:span text:style-name="T19">urunSec –</text:span> <text:span text:style-name="T37">Kullanıcıdan ürün seçme işlemini gerçekleştirir</text:span>. <text:span text:style-name="T37">Bitir butonuna basılınca biter.</text:span></text:p>
        <text:p text:style-name="P34"><text:span text:style-name="T17">p</text:span><text:span text:style-name="T16">araKurusCevir</text:span> – <text:span text:style-name="T37">Elimizdeki 1TL 50 Krs ve 25 Krs sayılarını kaç kuruş olduğuna çeviren fonksyion.</text:span> </text:p>
        <text:p text:style-name="P34"><text:span text:style-name="T14">urunKurusCevir –</text:span> <text:span text:style-name="T37">Secilen ürünlerin kuruş cinsinden fiyatını bulur</text:span>.</text:p>
        <text:p text:style-name="P34"><text:span text:style-name="T19">kasaKontrol –</text:span> <text:span text:style-name="T37">Kasada kullanıcıya verilebilicek para üstü var mı kontrol eder</text:span>.</text:p>
        <text:p text:style-name="P34"><text:span text:style-name="T19">paraBoz –</text:span> <text:span text:style-name="T38">Kullanıcıya en az sayıda bozuk para ile para vermesini sağlar.</text:span></text:p>
        <text:p text:style-name="P34"><text:span text:style-name="T16">kirmizi_yak</text:span> – <text:span text:style-name="T38">Kartın üzerindeki kırmızı ledi yakar.</text:span> </text:p>
        <text:p text:style-name="P35"><text:span text:style-name="T18">mavi</text:span><text:span text:style-name="T16">_yak</text:span> – <text:span text:style-name="T38">Kartın üzerindeki mavi ledi yakar.</text:span> </text:p>
        <text:p text:style-name="P35"><text:span text:style-name="T16">led_sondur</text:span> – <text:span text:style-name="T38">Kartın üzerindeki <text:s/>ledi söndürür.</text:span> </text:p>
        <text:p text:style-name="P35"/>
        <text:p text:style-name="P35"/>
        <text:p text:style-name="P35"/>
        <text:list xml:id="list22514026505226" text:continue-numbering="true" text:style-name="WWNum2">
          <text:list-item>
            <text:list>
              <text:list-item>
                <text:list>
                  <text:list-header>
                    <text:p text:style-name="P66"><text:soft-page-break/><text:span text:style-name="T12"/></text:p>
                  </text:list-header>
                </text:list>
              </text:list-item>
            </text:list>
          </text:list-item>
        </text:list>
      </text:section>
      <text:section text:style-name="Sect3" text:name="Bölüm2">
        <text:list xml:id="list22513149396395" text:continue-list="list22513050417594" text:style-name="WWNum1">
          <text:list-item>
            <text:h text:style-name="P73" text:outline-level="2">Karşılaşılan Sorunlar ve Çözüm Yöntemleri</text:h>
          </text:list-item>
        </text:list>
        <text:list xml:id="list2580544121" text:style-name="WWNum3">
          <text:list-item>
            <text:list>
              <text:list-item>
                <text:h text:style-name="P49" text:outline-level="3"><text:span text:style-name="T13">LCD ekrana yazı yazdıramam problemi</text:span></text:h>
              </text:list-item>
            </text:list>
          </text:list-item>
        </text:list>
        <text:p text:style-name="P25">Ardiuno ve Tiva 1 2 haftaya yakın denemelerimiz çoğunda LCD ekrana yazı yazdıramadık. Daha sonra sıfırdan bir kaç kabloyu da değiştirdiğimizde ekranda yazı yazıldı. Devre bağlantıları ve bazı kablolar sıkıntılıydı sanırım</text:p>
        <text:p text:style-name="P23"/>
        <text:list xml:id="list22513835945575" text:continue-numbering="true" text:style-name="WWNum3">
          <text:list-item>
            <text:list>
              <text:list-item>
                <text:h text:style-name="P50" text:outline-level="3"><text:span text:style-name="T13">Buton ile <text:s/>veri okuyamama</text:span></text:h>
              </text:list-item>
            </text:list>
          </text:list-item>
        </text:list>
        <text:p text:style-name="P45"><text:s/><text:tab/><text:span text:style-name="T39">Derste Tiva üzerindeki butonlar ile led yakarken basıldığında 0 dönderiyordu. Aynı kodu dışarıdan bağladığım butonda ise butona basılınca ledler sönüyordu yani kod tam tersi çalışıyordu. Sonra fark ettik ki butona basmadığımızda 0 dönderiyor basılınca <text:s/>ise n. pindeki butona basılmışse 2^n degerini dönderdiğini fark ettik. <text:s/></text:span></text:p>
        <text:p text:style-name="P19"/>
        <text:list xml:id="list22512897725091" text:continue-list="list22513149396395" text:style-name="WWNum1">
          <text:list-item>
            <text:h text:style-name="P72" text:outline-level="2">Kazanımlar</text:h>
          </text:list-item>
        </text:list>
        <text:p text:style-name="P26">Araç Yönetim Sistemi’nin bize kazandırdıkları;</text:p>
        <text:list xml:id="list774018774" text:style-name="WWNum4">
          <text:list-item>
            <text:p text:style-name="P60"><text:span text:style-name="T6">Texas Instruments Tiva C Series TM4C123G LaunchPad Evaluation</text:span><text:span text:style-name="T21">kartını daha efektif kullanmayı,</text:span></text:p>
          </text:list-item>
          <text:list-item>
            <text:p text:style-name="P57"><text:span text:style-name="T21">Harici bir butondan pull-up direnci yardımı ile veri</text:span><text:span text:style-name="T23">almayı,</text:span></text:p>
          </text:list-item>
          <text:list-item>
            <text:p text:style-name="P56"><text:span text:style-name="T21">Karta LCD bağlamayı ve veri</text:span><text:span text:style-name="T25">göndermeyi,</text:span></text:p>
          </text:list-item>
          <text:list-item>
            <text:p text:style-name="P61"><text:span text:style-name="T21">Kesme kullanmadan butona basımı kontrol etmeyi,</text:span></text:p>
          </text:list-item>
          <text:list-item>
            <text:p text:style-name="P56"><text:span text:style-name="T21">Breadboard’u daha efektif</text:span><text:span text:style-name="T26">kullanmayı,</text:span></text:p>
          </text:list-item>
          <text:list-item>
            <text:p text:style-name="P58"><text:span text:style-name="T21">Harici bir kartta debug yapmayı</text:span><text:span text:style-name="T28">öğrendik.</text:span></text:p>
          </text:list-item>
        </text:list>
        <text:list xml:id="list1658324031" text:style-name="WWNum5">
          <text:list-item>
            <text:h text:style-name="P74" text:outline-level="2">Portlar</text:h>
          </text:list-item>
        </text:list>
        <text:p text:style-name="P38"/>
        <text:p text:style-name="P39">Projede, A, B,<text:span text:style-name="T39">F</text:span> ve E portları kullanıldı.</text:p>
        <text:p text:style-name="P40"><text:span text:style-name="T14">A Port</text:span>unun beşinci, altıncı ve yedinci pinlerini (A5, A6, A7)<text:span text:style-name="T13">kullandık.</text:span></text:p>
        <text:p text:style-name="P42"><text:span text:style-name="T14">B Port</text:span>unun tamamını; yani B0, B1, B2, B3, B4, B5, B6 ve B7 pinlerini kullandık.</text:p>
        <text:p text:style-name="P41"><draw:frame draw:style-name="fr2" draw:name="Çerçeve2" text:anchor-type="char" svg:x="10.989cm" svg:y="1.259cm" svg:width="8.038cm" svg:height="17.267cm" draw:z-index="2"><draw:text-box><table:table table:name="Tablo1" table:style-name="Tablo1"><table:table-column table:style-name="Tablo1.A"/><table:table-column table:style-name="Tablo1.B"/><table:table-row table:style-name="Tablo1.1"><table:table-cell table:style-name="Tablo1.A1" office:value-type="string"><text:p text:style-name="Table_20_Paragraph"><text:span text:style-name="T21">PA5</text:span></text:p></table:table-cell><table:table-cell table:style-name="Tablo1.A1" office:value-type="string"><text:p text:style-name="Table_20_Paragraph"><text:span text:style-name="T21">RW</text:span></text:p></table:table-cell></table:table-row><table:table-row table:style-name="Tablo1.1"><table:table-cell table:style-name="Tablo1.A1" office:value-type="string"><text:p text:style-name="Table_20_Paragraph"><text:span text:style-name="T21">PA6</text:span></text:p></table:table-cell><table:table-cell table:style-name="Tablo1.A1" office:value-type="string"><text:p text:style-name="Table_20_Paragraph"><text:span text:style-name="T21">RS</text:span></text:p></table:table-cell></table:table-row><table:table-row table:style-name="Tablo1.1"><table:table-cell table:style-name="Tablo1.A1" office:value-type="string"><text:p text:style-name="Table_20_Paragraph"><text:span text:style-name="T21">PA7</text:span></text:p></table:table-cell><table:table-cell table:style-name="Tablo1.A1" office:value-type="string"><text:p text:style-name="Table_20_Paragraph"><text:span text:style-name="T21">E</text:span></text:p></table:table-cell></table:table-row><table:table-row table:style-name="Tablo1.1"><table:table-cell table:style-name="Tablo1.A1" office:value-type="string"><text:p text:style-name="Table_20_Paragraph"><text:span text:style-name="T21">PB0</text:span></text:p></table:table-cell><table:table-cell table:style-name="Tablo1.A1" office:value-type="string"><text:p text:style-name="Table_20_Paragraph"><text:span text:style-name="T21">DB0</text:span></text:p></table:table-cell></table:table-row><table:table-row table:style-name="Tablo1.1"><table:table-cell table:style-name="Tablo1.A1" office:value-type="string"><text:p text:style-name="Table_20_Paragraph"><text:span text:style-name="T21">PB1</text:span></text:p></table:table-cell><table:table-cell table:style-name="Tablo1.A1" office:value-type="string"><text:p text:style-name="Table_20_Paragraph"><text:span text:style-name="T21">DB1</text:span></text:p></table:table-cell></table:table-row><table:table-row table:style-name="Tablo1.1"><table:table-cell table:style-name="Tablo1.A1" office:value-type="string"><text:p text:style-name="Table_20_Paragraph"><text:span text:style-name="T21">PB2</text:span></text:p></table:table-cell><table:table-cell table:style-name="Tablo1.A1" office:value-type="string"><text:p text:style-name="Table_20_Paragraph"><text:span text:style-name="T21">DB2</text:span></text:p></table:table-cell></table:table-row><table:table-row table:style-name="Tablo1.1"><table:table-cell table:style-name="Tablo1.A1" office:value-type="string"><text:p text:style-name="Table_20_Paragraph"><text:span text:style-name="T21">PB3</text:span></text:p></table:table-cell><table:table-cell table:style-name="Tablo1.A1" office:value-type="string"><text:p text:style-name="Table_20_Paragraph"><text:span text:style-name="T21">DB3</text:span></text:p></table:table-cell></table:table-row><table:table-row table:style-name="Tablo1.1"><table:table-cell table:style-name="Tablo1.A1" office:value-type="string"><text:p text:style-name="Table_20_Paragraph"><text:span text:style-name="T21">PB4</text:span></text:p></table:table-cell><table:table-cell table:style-name="Tablo1.A1" office:value-type="string"><text:p text:style-name="Table_20_Paragraph"><text:span text:style-name="T21">DB4</text:span></text:p></table:table-cell></table:table-row><table:table-row table:style-name="Tablo1.1"><table:table-cell table:style-name="Tablo1.A1" office:value-type="string"><text:p text:style-name="Table_20_Paragraph"><text:span text:style-name="T21">PB5</text:span></text:p></table:table-cell><table:table-cell table:style-name="Tablo1.A1" office:value-type="string"><text:p text:style-name="Table_20_Paragraph"><text:span text:style-name="T21">DB5</text:span></text:p></table:table-cell></table:table-row><table:table-row table:style-name="Tablo1.1"><table:table-cell table:style-name="Tablo1.A1" office:value-type="string"><text:p text:style-name="Table_20_Paragraph"><text:span text:style-name="T21">PB6</text:span></text:p></table:table-cell><table:table-cell table:style-name="Tablo1.A1" office:value-type="string"><text:p text:style-name="Table_20_Paragraph"><text:span text:style-name="T21">DB6</text:span></text:p></table:table-cell></table:table-row><table:table-row table:style-name="Tablo1.1"><table:table-cell table:style-name="Tablo1.A1" office:value-type="string"><text:p text:style-name="Table_20_Paragraph"><text:span text:style-name="T21">PB7</text:span></text:p></table:table-cell><table:table-cell table:style-name="Tablo1.A1" office:value-type="string"><text:p text:style-name="Table_20_Paragraph"><text:span text:style-name="T21">DB7</text:span></text:p></table:table-cell></table:table-row><table:table-row table:style-name="Tablo1.1"><table:table-cell table:style-name="Tablo1.A1" office:value-type="string"><text:p text:style-name="Table_20_Paragraph"><text:span text:style-name="T21">PE0</text:span></text:p></table:table-cell><table:table-cell table:style-name="Tablo1.A1" office:value-type="string"><text:p text:style-name="Table_20_Paragraph"><text:span text:style-name="T21">Button 1</text:span></text:p></table:table-cell></table:table-row><table:table-row table:style-name="Tablo1.1"><table:table-cell table:style-name="Tablo1.A1" office:value-type="string"><text:p text:style-name="Table_20_Paragraph"><text:span text:style-name="T21">PE1</text:span></text:p></table:table-cell><table:table-cell table:style-name="Tablo1.A1" office:value-type="string"><text:p text:style-name="Table_20_Paragraph"><text:span text:style-name="T21">Button 2</text:span></text:p></table:table-cell></table:table-row><table:table-row table:style-name="Tablo1.1"><table:table-cell table:style-name="Tablo1.A1" office:value-type="string"><text:p text:style-name="Table_20_Paragraph"><text:span text:style-name="T21">PE2</text:span></text:p></table:table-cell><table:table-cell table:style-name="Tablo1.A1" office:value-type="string"><text:p text:style-name="Table_20_Paragraph"><text:span text:style-name="T21">Button 3</text:span></text:p></table:table-cell></table:table-row><table:table-row table:style-name="Tablo1.1"><table:table-cell table:style-name="Tablo1.A1" office:value-type="string"><text:p text:style-name="Table_20_Paragraph"><text:span text:style-name="T21">PE3</text:span></text:p></table:table-cell><table:table-cell table:style-name="Tablo1.A1" office:value-type="string"><text:p text:style-name="Table_20_Paragraph"><text:span text:style-name="T21">Button 4</text:span></text:p></table:table-cell></table:table-row><table:table-row table:style-name="Tablo1.1"><table:table-cell table:style-name="Tablo1.A1" office:value-type="string"><text:p text:style-name="Table_20_Paragraph"><text:span text:style-name="T21">PE4</text:span></text:p></table:table-cell><table:table-cell table:style-name="Tablo1.A1" office:value-type="string"><text:p text:style-name="Table_20_Paragraph"><text:span text:style-name="T21">Button 5</text:span></text:p></table:table-cell></table:table-row><table:table-row table:style-name="Tablo1.1"><table:table-cell table:style-name="Tablo1.A17" office:value-type="string"><text:p text:style-name="P51"><text:span text:style-name="T21">PE5</text:span></text:p></table:table-cell><table:table-cell table:style-name="Tablo1.A17" office:value-type="string"><text:p text:style-name="P52"><text:span text:style-name="T21">Button </text:span><text:span text:style-name="T22">6</text:span></text:p></table:table-cell></table:table-row><table:table-row table:style-name="Tablo1.1"><table:table-cell table:style-name="Tablo1.A1" office:value-type="string"><text:p text:style-name="Table_20_Paragraph"><text:span text:style-name="T21">VBus</text:span></text:p></table:table-cell><table:table-cell table:style-name="Tablo1.A1" office:value-type="string"><text:p text:style-name="Table_20_Paragraph"><text:span text:style-name="T21">VDD</text:span></text:p></table:table-cell></table:table-row><table:table-row table:style-name="Tablo1.1"><table:table-cell table:style-name="Tablo1.A1" office:value-type="string"><text:p text:style-name="Table_20_Paragraph"><text:span text:style-name="T21">Ground</text:span></text:p></table:table-cell><table:table-cell table:style-name="Tablo1.A1" office:value-type="string"><text:p text:style-name="Table_20_Paragraph"><text:span text:style-name="T21">VSS</text:span></text:p></table:table-cell></table:table-row><table:table-row table:style-name="Tablo1.1"><table:table-cell table:style-name="Tablo1.A1" office:value-type="string"><text:p text:style-name="Table_20_Paragraph"><text:span text:style-name="T21">Ground (1k Ohm)</text:span></text:p></table:table-cell><table:table-cell table:style-name="Tablo1.A1" office:value-type="string"><text:p text:style-name="Table_20_Paragraph"><text:span text:style-name="T21">V0</text:span></text:p></table:table-cell></table:table-row></table:table><text:p text:style-name="P15"/></draw:text-box></draw:frame><text:span text:style-name="T14"><text:s text:c="9"/>E Port</text:span>unun <text:span text:style-name="T39">tamamı ;yani</text:span> <text:s/>E0,E1,E2,E3,E4,<text:span text:style-name="T39">E5</text:span> <text:s/><text:tab/><text:span text:style-name="T39">pinlerini <text:tab/>kullandık.</text:span> <text:s/></text:p>
        <text:p text:style-name="P41"><text:tab/></text:p>
      </text:section>
      <text:h text:style-name="P67" text:outline-level="2"/>
      <text:list xml:id="list22513724823840" text:continue-numbering="true" text:style-name="WWNum5">
        <text:list-item>
          <text:p text:style-name="P62"><text:span text:style-name="T32">Kaynakça</text:span></text:p>
          <text:list>
            <text:list-item>
              <text:p text:style-name="P63"><text:a xlink:type="simple" xlink:href="http://embedded.kocaeli.edu.tr/" text:style-name="Internet_20_link" text:visited-style-name="Visited_20_Internet_20_Link"><text:span text:style-name="T21">http://embedded.kocaeli.edu.tr/</text:span></text:a><text:span text:style-name="T21"> </text:span></text:p>
            </text:list-item>
            <text:list-item>
              <text:p text:style-name="P63"><text:a xlink:type="simple" xlink:href="https://maker.robotistan.com/arduino-ile-buton-ve-led-uygulamasi/" text:style-name="Internet_20_link" text:visited-style-name="Visited_20_Internet_20_Link"><text:span text:style-name="T21">https://maker.robotistan.com/arduino-ile-buton-ve-led-uygulamasi/</text:span></text:a><text:span text:style-name="T21"> </text:span></text:p>
            </text:list-item>
            <text:list-item>
              <text:p text:style-name="P64"><text:span text:style-name="T21">LCD1602 and TM4C123GXL</text:span><text:a xlink:type="simple" xlink:href="http://michaelhuang69.blogspot.com.tr/2014/05" text:style-name="ListLabel_20_14" text:visited-style-name="ListLabel_20_14"><text:span text:style-name="T24">http://michaelhuang69.blogspot.com.tr/2014/05</text:span></text:a></text:p>
            </text:list-item>
          </text:list>
        </text:list-item>
      </text:list>
      <text:p text:style-name="P44"><text:span text:style-name="T33">/tm4c123gxl-launchpad-lcd1602.html</text:span></text:p>
      <text:p text:style-name="P44"><text:span text:style-name="T33"/></text:p>
      <text:p text:style-name="P44"><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018cm" fo:margin-bottom="0cm" loext:contextual-spacing="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default-outline-level="2" style:list-style-name="" style:class="text">
      <style:paragraph-properties fo:margin-left="1.277cm" fo:margin-right="0cm" fo:margin-top="0.31cm" fo:margin-bottom="0cm" loext:contextual-spacing="false" fo:text-indent="-0.053cm" style:auto-text-indent="false"/>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 style:display-name="Heading 2" style:family="paragraph" style:parent-style-name="Standard" style:default-outline-level="3" style:list-style-name="" style:class="text">
      <style:paragraph-properties fo:margin-left="2.154cm" fo:margin-right="0cm" fo:text-indent="-0.635cm" style:auto-text-indent="false"/>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2.496cm" fo:margin-right="0cm" fo:margin-top="0.018cm" fo:margin-bottom="0cm" loext:contextual-spacing="false" fo:text-indent="-0.635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able_20_Paragraph" style:display-name="Table Paragraph" style:family="paragraph" style:parent-style-name="Standard" style:default-outline-level="">
      <style:paragraph-properties fo:margin-left="0.155cm" fo:margin-right="0cm" fo:margin-top="0.196cm" fo:margin-bottom="0cm" loext:contextual-spacing="false"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1pt" fo:letter-spacing="-0.002cm"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text-scale="100%"/>
    </style:style>
    <style:style style:name="ListLabel_20_2" style:display-name="ListLabel 2" style:family="text">
      <style:text-properties fo:font-size="10pt" fo:letter-spacing="-0.002cm"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text-scale="100%"/>
    </style:style>
    <style:style style:name="ListLabel_20_3" style:display-name="ListLabel 3" style:family="text">
      <style:text-properties fo:font-size="10pt" fo:letter-spacing="-0.026cm"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text-scale="100%"/>
    </style:style>
    <style:style style:name="ListLabel_20_4" style:display-name="ListLabel 4" style:family="text"/>
    <style:style style:name="ListLabel_20_5" style:display-name="ListLabel 5" style:family="text">
      <style:text-properties fo:font-size="10pt" fo:letter-spacing="-0.037cm"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text-scale="100%"/>
    </style:style>
    <style:style style:name="ListLabel_20_6" style:display-name="ListLabel 6" style:family="text"/>
    <style:style style:name="ListLabel_20_7" style:display-name="ListLabel 7" style:family="text"/>
    <style:style style:name="ListLabel_20_8" style:display-name="ListLabel 8" style:family="text">
      <style:text-properties fo:font-size="9pt" fo:font-weight="bold" style:font-name-asian="Times New Roman1" style:font-family-asian="'Times New Roman'" style:font-family-generic-asian="system" style:font-pitch-asian="variable" style:font-size-asian="9pt" style:font-weight-asian="bold" style:font-name-complex="Times New Roman1" style:font-family-complex="'Times New Roman'" style:font-family-generic-complex="system" style:font-pitch-complex="variable" style:font-size-complex="9pt" style:font-weight-complex="bold" style:text-scale="100%"/>
    </style:style>
    <style:style style:name="ListLabel_20_9" style:display-name="ListLabel 9" style:family="text">
      <style:text-properties fo:font-size="10pt" fo:letter-spacing="-0.002cm" fo:font-weight="bold" style:font-name-asian="Arial1" style:font-family-asian="Arial"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text-scale="100%"/>
    </style:style>
    <style:style style:name="ListLabel_20_10" style:display-name="ListLabel 10" style:family="text">
      <style:text-properties fo:font-size="11pt" fo:letter-spacing="-0.002cm"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text-scale="100%"/>
    </style:style>
    <style:style style:name="ListLabel_20_11" style:display-name="ListLabel 11" style:family="text">
      <style:text-properties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text-scale="100%"/>
    </style:style>
    <style:style style:name="ListLabel_20_12" style:display-name="ListLabel 12" style:family="text">
      <style:text-properties fo:font-size="9pt" style:font-size-asian="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 style:display-name="ListLabel 13" style:family="text">
      <style:text-properties fo:font-size="10pt" style:text-underline-style="solid" style:text-underline-width="auto" style:text-underline-color="font-color" style:font-size-asian="10pt"/>
    </style:style>
    <style:style style:name="ListLabel_20_14" style:display-name="ListLabel 14" style:family="text">
      <style:text-properties fo:font-size="10pt" fo:letter-spacing="-0.002cm" style:text-underline-style="solid" style:text-underline-width="auto" style:text-underline-color="font-color"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text:start-value="6">
        <style:list-level-properties text:list-level-position-and-space-mode="label-alignment">
          <style:list-level-label-alignment text:label-followed-by="listtab" fo:text-indent="-1.272cm" fo:margin-left="2.154cm"/>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843cm" fo:margin-left="2.496cm"/>
        </style:list-level-properties>
      </text:list-level-style-number>
      <text:list-level-style-bullet text:level="3" style:num-suffix="•" text:bullet-char="•">
        <style:list-level-properties text:list-level-position-and-space-mode="label-alignment">
          <style:list-level-label-alignment text:label-followed-by="listtab" fo:text-indent="-0.843cm" fo:margin-left="3.346cm"/>
        </style:list-level-properties>
      </text:list-level-style-bullet>
      <text:list-level-style-bullet text:level="4" style:num-suffix="•" text:bullet-char="•">
        <style:list-level-properties text:list-level-position-and-space-mode="label-alignment">
          <style:list-level-label-alignment text:label-followed-by="listtab" fo:text-indent="-0.843cm" fo:margin-left="4.187cm"/>
        </style:list-level-properties>
      </text:list-level-style-bullet>
      <text:list-level-style-bullet text:level="5" style:num-suffix="•" text:bullet-char="•">
        <style:list-level-properties text:list-level-position-and-space-mode="label-alignment">
          <style:list-level-label-alignment text:label-followed-by="listtab" fo:text-indent="-0.843cm" fo:margin-left="5.031cm"/>
        </style:list-level-properties>
      </text:list-level-style-bullet>
      <text:list-level-style-bullet text:level="6" style:num-suffix="•" text:bullet-char="•">
        <style:list-level-properties text:list-level-position-and-space-mode="label-alignment">
          <style:list-level-label-alignment text:label-followed-by="listtab" fo:text-indent="-0.843cm" fo:margin-left="5.872cm"/>
        </style:list-level-properties>
      </text:list-level-style-bullet>
      <text:list-level-style-bullet text:level="7" style:num-suffix="•" text:bullet-char="•">
        <style:list-level-properties text:list-level-position-and-space-mode="label-alignment">
          <style:list-level-label-alignment text:label-followed-by="listtab" fo:text-indent="-0.843cm" fo:margin-left="6.715cm"/>
        </style:list-level-properties>
      </text:list-level-style-bullet>
      <text:list-level-style-bullet text:level="8" style:num-suffix="•" text:bullet-char="•">
        <style:list-level-properties text:list-level-position-and-space-mode="label-alignment">
          <style:list-level-label-alignment text:label-followed-by="listtab" fo:text-indent="-0.843cm" fo:margin-left="7.557cm"/>
        </style:list-level-properties>
      </text:list-level-style-bullet>
      <text:list-level-style-bullet text:level="9" style:num-suffix="•" text:bullet-char="•">
        <style:list-level-properties text:list-level-position-and-space-mode="label-alignment">
          <style:list-level-label-alignment text:label-followed-by="listtab" fo:text-indent="-0.843cm" fo:margin-left="8.39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7cm" fo:margin-left="2.496cm"/>
        </style:list-level-properties>
      </text:list-level-style-number>
      <text:list-level-style-bullet text:level="2" style:num-suffix="•" text:bullet-char="•">
        <style:list-level-properties text:list-level-position-and-space-mode="label-alignment">
          <style:list-level-label-alignment text:label-followed-by="listtab" fo:text-indent="-0.637cm" fo:margin-left="3.179cm"/>
        </style:list-level-properties>
      </text:list-level-style-bullet>
      <text:list-level-style-bullet text:level="3" style:num-suffix="•" text:bullet-char="•">
        <style:list-level-properties text:list-level-position-and-space-mode="label-alignment">
          <style:list-level-label-alignment text:label-followed-by="listtab" fo:text-indent="-0.637cm" fo:margin-left="3.852cm"/>
        </style:list-level-properties>
      </text:list-level-style-bullet>
      <text:list-level-style-bullet text:level="4" style:num-suffix="•" text:bullet-char="•">
        <style:list-level-properties text:list-level-position-and-space-mode="label-alignment">
          <style:list-level-label-alignment text:label-followed-by="listtab" fo:text-indent="-0.637cm" fo:margin-left="4.526cm"/>
        </style:list-level-properties>
      </text:list-level-style-bullet>
      <text:list-level-style-bullet text:level="5" style:num-suffix="•" text:bullet-char="•">
        <style:list-level-properties text:list-level-position-and-space-mode="label-alignment">
          <style:list-level-label-alignment text:label-followed-by="listtab" fo:text-indent="-0.637cm" fo:margin-left="5.202cm"/>
        </style:list-level-properties>
      </text:list-level-style-bullet>
      <text:list-level-style-bullet text:level="6" style:num-suffix="•" text:bullet-char="•">
        <style:list-level-properties text:list-level-position-and-space-mode="label-alignment">
          <style:list-level-label-alignment text:label-followed-by="listtab" fo:text-indent="-0.637cm" fo:margin-left="5.876cm"/>
        </style:list-level-properties>
      </text:list-level-style-bullet>
      <text:list-level-style-bullet text:level="7" style:num-suffix="•" text:bullet-char="•">
        <style:list-level-properties text:list-level-position-and-space-mode="label-alignment">
          <style:list-level-label-alignment text:label-followed-by="listtab" fo:text-indent="-0.637cm" fo:margin-left="6.549cm"/>
        </style:list-level-properties>
      </text:list-level-style-bullet>
      <text:list-level-style-bullet text:level="8" style:num-suffix="•" text:bullet-char="•">
        <style:list-level-properties text:list-level-position-and-space-mode="label-alignment">
          <style:list-level-label-alignment text:label-followed-by="listtab" fo:text-indent="-0.637cm" fo:margin-left="7.225cm"/>
        </style:list-level-properties>
      </text:list-level-style-bullet>
      <text:list-level-style-bullet text:level="9" style:num-suffix="•" text:bullet-char="•">
        <style:list-level-properties text:list-level-position-and-space-mode="label-alignment">
          <style:list-level-label-alignment text:label-followed-by="listtab" fo:text-indent="-0.637cm" fo:margin-left="7.89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text:start-value="4">
        <style:list-level-properties text:list-level-position-and-space-mode="label-alignment">
          <style:list-level-label-alignment text:label-followed-by="listtab" fo:text-indent="-1.272cm" fo:margin-left="1.224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1.272cm" fo:margin-left="1.224cm"/>
        </style:list-level-properties>
      </text:list-level-style-number>
      <text:list-level-style-bullet text:level="3" style:num-suffix="•" text:bullet-char="•">
        <style:list-level-properties text:list-level-position-and-space-mode="label-alignment">
          <style:list-level-label-alignment text:label-followed-by="listtab" fo:text-indent="-1.272cm" fo:margin-left="2.836cm"/>
        </style:list-level-properties>
      </text:list-level-style-bullet>
      <text:list-level-style-bullet text:level="4" style:num-suffix="•" text:bullet-char="•">
        <style:list-level-properties text:list-level-position-and-space-mode="label-alignment">
          <style:list-level-label-alignment text:label-followed-by="listtab" fo:text-indent="-1.272cm" fo:margin-left="3.637cm"/>
        </style:list-level-properties>
      </text:list-level-style-bullet>
      <text:list-level-style-bullet text:level="5" style:num-suffix="•" text:bullet-char="•">
        <style:list-level-properties text:list-level-position-and-space-mode="label-alignment">
          <style:list-level-label-alignment text:label-followed-by="listtab" fo:text-indent="-1.272cm" fo:margin-left="4.44cm"/>
        </style:list-level-properties>
      </text:list-level-style-bullet>
      <text:list-level-style-bullet text:level="6" style:num-suffix="•" text:bullet-char="•">
        <style:list-level-properties text:list-level-position-and-space-mode="label-alignment">
          <style:list-level-label-alignment text:label-followed-by="listtab" fo:text-indent="-1.272cm" fo:margin-left="5.241cm"/>
        </style:list-level-properties>
      </text:list-level-style-bullet>
      <text:list-level-style-bullet text:level="7" style:num-suffix="•" text:bullet-char="•">
        <style:list-level-properties text:list-level-position-and-space-mode="label-alignment">
          <style:list-level-label-alignment text:label-followed-by="listtab" fo:text-indent="-1.272cm" fo:margin-left="6.041cm"/>
        </style:list-level-properties>
      </text:list-level-style-bullet>
      <text:list-level-style-bullet text:level="8" style:num-suffix="•" text:bullet-char="•">
        <style:list-level-properties text:list-level-position-and-space-mode="label-alignment">
          <style:list-level-label-alignment text:label-followed-by="listtab" fo:text-indent="-1.272cm" fo:margin-left="6.844cm"/>
        </style:list-level-properties>
      </text:list-level-style-bullet>
      <text:list-level-style-bullet text:level="9" style:num-suffix="•" text:bullet-char="•">
        <style:list-level-properties text:list-level-position-and-space-mode="label-alignment">
          <style:list-level-label-alignment text:label-followed-by="listtab" fo:text-indent="-1.272cm" fo:margin-left="7.6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 style:num-format="1" text:start-value="3">
        <style:list-level-properties text:list-level-position-and-space-mode="label-alignment">
          <style:list-level-label-alignment text:label-followed-by="listtab" fo:text-indent="-1.272cm" fo:margin-left="2.154cm"/>
        </style:list-level-properties>
      </text:list-level-style-number>
      <text:list-level-style-number text:level="2" text:style-name="ListLabel_20_7" style:num-format="1" text:display-levels="2">
        <style:list-level-properties text:list-level-position-and-space-mode="label-alignment">
          <style:list-level-label-alignment text:label-followed-by="listtab" fo:text-indent="-1.272cm" fo:margin-left="2.154cm"/>
        </style:list-level-properties>
      </text:list-level-style-number>
      <text:list-level-style-number text:level="3" text:style-name="ListLabel_20_8" style:num-format="1" text:display-levels="3">
        <style:list-level-properties text:list-level-position-and-space-mode="label-alignment">
          <style:list-level-label-alignment text:label-followed-by="listtab" fo:text-indent="-1.272cm" fo:margin-left="2.154cm"/>
        </style:list-level-properties>
      </text:list-level-style-number>
      <text:list-level-style-bullet text:level="4" text:style-name="ListLabel_20_9" style:num-suffix="●" text:bullet-char="●">
        <style:list-level-properties text:list-level-position-and-space-mode="label-alignment">
          <style:list-level-label-alignment text:label-followed-by="listtab" fo:text-indent="-0.637cm" fo:margin-left="2.154cm"/>
        </style:list-level-properties>
        <style:text-properties style:font-name="Arial"/>
      </text:list-level-style-bullet>
      <text:list-level-style-bullet text:level="5" style:num-suffix="•" text:bullet-char="•">
        <style:list-level-properties text:list-level-position-and-space-mode="label-alignment">
          <style:list-level-label-alignment text:label-followed-by="listtab" fo:text-indent="-0.637cm" fo:margin-left="5.323cm"/>
        </style:list-level-properties>
      </text:list-level-style-bullet>
      <text:list-level-style-bullet text:level="6" style:num-suffix="•" text:bullet-char="•">
        <style:list-level-properties text:list-level-position-and-space-mode="label-alignment">
          <style:list-level-label-alignment text:label-followed-by="listtab" fo:text-indent="-0.637cm" fo:margin-left="6.117cm"/>
        </style:list-level-properties>
      </text:list-level-style-bullet>
      <text:list-level-style-bullet text:level="7" style:num-suffix="•" text:bullet-char="•">
        <style:list-level-properties text:list-level-position-and-space-mode="label-alignment">
          <style:list-level-label-alignment text:label-followed-by="listtab" fo:text-indent="-0.637cm" fo:margin-left="6.911cm"/>
        </style:list-level-properties>
      </text:list-level-style-bullet>
      <text:list-level-style-bullet text:level="8" style:num-suffix="•" text:bullet-char="•">
        <style:list-level-properties text:list-level-position-and-space-mode="label-alignment">
          <style:list-level-label-alignment text:label-followed-by="listtab" fo:text-indent="-0.637cm" fo:margin-left="7.703cm"/>
        </style:list-level-properties>
      </text:list-level-style-bullet>
      <text:list-level-style-bullet text:level="9" style:num-suffix="•" text:bullet-char="•">
        <style:list-level-properties text:list-level-position-and-space-mode="label-alignment">
          <style:list-level-label-alignment text:label-followed-by="listtab" fo:text-indent="-0.637cm" fo:margin-left="8.4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0" style:num-suffix="." style:num-format="1">
        <style:list-level-properties text:list-level-position-and-space-mode="label-alignment">
          <style:list-level-label-alignment text:label-followed-by="listtab" fo:text-indent="-1.272cm" fo:margin-left="1.277cm"/>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637cm" fo:margin-left="2.496cm"/>
        </style:list-level-properties>
        <style:text-properties style:font-name="Arial"/>
      </text:list-level-style-bullet>
      <text:list-level-style-bullet text:level="3" style:num-suffix="•" text:bullet-char="•">
        <style:list-level-properties text:list-level-position-and-space-mode="label-alignment">
          <style:list-level-label-alignment text:label-followed-by="listtab" fo:text-indent="-0.637cm" fo:margin-left="3.253cm"/>
        </style:list-level-properties>
      </text:list-level-style-bullet>
      <text:list-level-style-bullet text:level="4" style:num-suffix="•" text:bullet-char="•">
        <style:list-level-properties text:list-level-position-and-space-mode="label-alignment">
          <style:list-level-label-alignment text:label-followed-by="listtab" fo:text-indent="-0.637cm" fo:margin-left="4.002cm"/>
        </style:list-level-properties>
      </text:list-level-style-bullet>
      <text:list-level-style-bullet text:level="5" style:num-suffix="•" text:bullet-char="•">
        <style:list-level-properties text:list-level-position-and-space-mode="label-alignment">
          <style:list-level-label-alignment text:label-followed-by="listtab" fo:text-indent="-0.637cm" fo:margin-left="4.752cm"/>
        </style:list-level-properties>
      </text:list-level-style-bullet>
      <text:list-level-style-bullet text:level="6" style:num-suffix="•" text:bullet-char="•">
        <style:list-level-properties text:list-level-position-and-space-mode="label-alignment">
          <style:list-level-label-alignment text:label-followed-by="listtab" fo:text-indent="-0.637cm" fo:margin-left="5.502cm"/>
        </style:list-level-properties>
      </text:list-level-style-bullet>
      <text:list-level-style-bullet text:level="7" style:num-suffix="•" text:bullet-char="•">
        <style:list-level-properties text:list-level-position-and-space-mode="label-alignment">
          <style:list-level-label-alignment text:label-followed-by="listtab" fo:text-indent="-0.637cm" fo:margin-left="6.249cm"/>
        </style:list-level-properties>
      </text:list-level-style-bullet>
      <text:list-level-style-bullet text:level="8" style:num-suffix="•" text:bullet-char="•">
        <style:list-level-properties text:list-level-position-and-space-mode="label-alignment">
          <style:list-level-label-alignment text:label-followed-by="listtab" fo:text-indent="-0.637cm" fo:margin-left="6.999cm"/>
        </style:list-level-properties>
      </text:list-level-style-bullet>
      <text:list-level-style-bullet text:level="9" style:num-suffix="•" text:bullet-char="•">
        <style:list-level-properties text:list-level-position-and-space-mode="label-alignment">
          <style:list-level-label-alignment text:label-followed-by="listtab" fo:text-indent="-0.637cm" fo:margin-left="7.74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margin-top="0cm" fo:margin-bottom="0cm" loext:contextual-spacing="false" fo:line-height="5%"/>
    </style:style>
    <style:style style:name="MP2" style:family="paragraph" style:parent-style-name="Text_20_body">
      <style:paragraph-properties fo:margin-left="0.071cm" fo:margin-right="0cm" fo:margin-top="0.019cm" fo:margin-bottom="0cm" loext:contextual-spacing="false" fo:text-indent="0cm" style:auto-text-indent="fals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26cm" fo:page-height="29.739cm" style:num-format="1" style:print-orientation="portrait" fo:margin-top="2.822cm" fo:margin-bottom="1.314cm" fo:margin-left="0.776cm" fo:margin-right="0.84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44cm" fo:margin-left="0cm" fo:margin-right="0cm" fo:margin-top="0.243cm" style:dynamic-spacing="true"/>
      </style:footer-style>
    </style:page-layout>
    <style:page-layout style:name="Mpm2">
      <style:page-layout-properties fo:page-width="21.026cm" fo:page-height="29.739cm" style:num-format="1" style:print-orientation="portrait" fo:margin-top="2.822cm" fo:margin-bottom="1.658cm" fo:margin-left="0.776cm" fo:margin-right="0.84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26cm" fo:page-height="29.739cm" style:num-format="1" style:print-orientation="portrait" fo:margin-top="2.822cm" fo:margin-bottom="1.314cm" fo:margin-left="0.776cm" fo:margin-right="0.847cm" style:writing-mode="lr-tb" style:layout-grid-color="#c0c0c0" style:layout-grid-lines="2525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44cm" fo:margin-left="0cm" fo:margin-right="0cm" fo:margin-top="0.243cm" style:dynamic-spacing="true"/>
      </style:footer-style>
    </style:page-layout>
  </office:automatic-styles>
  <office:master-styles>
    <style:master-page style:name="Standard" style:page-layout-name="Mpm1">
      <style:footer>
        <text:p text:style-name="MP1"><draw:frame draw:style-name="Mfr1" draw:name="Çerçeve1" text:anchor-type="char" svg:x="10.352cm" svg:y="28.037cm" svg:width="0.319cm" svg:height="0.462cm" draw:z-index="1"><draw:text-box><text:p text:style-name="MP2"><text:page-number text:select-page="current">2</text:page-number></text:p></draw:text-box></draw:frame></text:p>
      </style:footer>
    </style:master-page>
    <style:master-page style:name="First_20_Page" style:display-name="First Page" style:page-layout-name="Mpm2" style:next-style-name="Standard"/>
    <style:master-page style:name="Converted1"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22:28:55</meta:creation-date>
    <dc:date>2019-04-11T02:25:11.871000000</dc:date>
    <meta:editing-duration>PT31M40S</meta:editing-duration>
    <meta:generator>LibreOffice/6.0.1.1$Windows_X86_64 LibreOffice_project/60bfb1526849283ce2491346ed2aa51c465abfe6</meta:generator>
    <meta:editing-cycles>9</meta:editing-cycles>
    <meta:document-statistic meta:table-count="1" meta:image-count="0" meta:object-count="0" meta:page-count="3" meta:paragraph-count="111" meta:word-count="668" meta:character-count="4925" meta:non-whitespace-character-count="4287"/>
    <meta:user-defined meta:name="AppVersion">12.0000</meta:user-defined>
    <meta:user-defined meta:name="DocSecurity" meta:value-type="float">0</meta:user-defined>
    <meta:user-defined meta:name="HyperlinksChanged" meta:value-type="boolean">false</meta:user-defined>
    <meta:user-defined meta:name="LastSaved" meta:value-type="date">2019-04-10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